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0F0000000D2E324934C.png" manifest:media-type="image/png"/>
  <manifest:file-entry manifest:full-path="Pictures/100000000000007800000078BEE4C12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8cm" svg:height="2.991cm" draw:transform="skewX (0.0471238898038469) translate (2.464cm 13.532cm)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7.833cm" svg:height="6.899cm" svg:x="1.167cm" svg:y="11.4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2.77cm" svg:height="2.77cm" svg:x="2.8cm" svg:y="9.03cm">
          <draw:image xlink:href="Pictures/100000000000007800000078BEE4C12C.jpg" xlink:type="simple" xlink:show="embed" xlink:actuate="onLoad">
            <text:p/>
          </draw:image>
        </draw:frame>
        <draw:frame draw:style-name="gr3" draw:text-style-name="P1" draw:layer="layout" svg:width="3.1cm" svg:height="2.59cm" svg:x="10.3cm" svg:y="9.01cm">
          <draw:image xlink:href="Pictures/10000201000000F0000000D2E32493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5:25:28.795183806</meta:creation-date>
    <dc:date>2016-05-05T16:42:32.763751018</dc:date>
    <meta:editing-duration>PT49M37S</meta:editing-duration>
    <meta:editing-cycles>9</meta:editing-cycles>
    <meta:generator>LibreOffice/4.2.8.2$Linux_X86_64 LibreOffice_project/42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venir Next Condensed" svg:font-family="'Avenir Next Condensed'" style:font-pitch="variable"/>
    <style:font-face style:name="KacstArt" svg:font-family="KacstArt" style:font-pitch="variable"/>
    <style:font-face style:name="AR BERKLEY" svg:font-family="'AR BERKLEY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orizontal_20_Line">
      <style:paragraph-properties fo:margin-left="0in" fo:margin-right="0in" fo:text-align="start" style:justify-single-word="false" fo:text-indent="0in" style:auto-text-indent="false"/>
      <style:text-properties fo:font-size="12pt" officeooo:paragraph-rsid="00031cb2" style:font-size-asian="12pt" style:font-size-complex="12pt"/>
    </style:style>
    <style:style style:name="T1" style:family="text">
      <style:text-properties fo:color="#0066cc" style:font-name="Avenir Next Condensed" fo:font-size="18pt" fo:font-style="normal" fo:font-weight="bold" style:font-size-asian="18pt" style:language-asian="it" style:country-asian="I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66cc" style:font-name="Avenir Next Condensed" fo:font-size="18pt" fo:font-style="normal" fo:font-weight="bold" officeooo:rsid="00031cb2" style:font-size-asian="18pt" style:language-asian="it" style:country-asian="I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66ff" style:font-name="KacstArt" fo:font-size="18pt" fo:font-style="normal" fo:font-weight="bold" style:font-size-asian="18pt" style:language-asian="it" style:country-asian="I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font-name="AR BERKLEY" fo:font-size="13pt" officeooo:rsid="00264e27" style:font-name-asian="Times New Roman1" style:font-size-asian="13pt" style:language-asian="it" style:country-asian="IT" style:font-name-complex="Courier New" style:font-size-complex="13pt"/>
    </style:style>
    <style:style style:name="T5" style:family="text">
      <style:text-properties fo:color="#000000" style:font-name="AR BERKLEY" fo:font-size="13pt" fo:font-style="normal" fo:font-weight="bold" officeooo:rsid="00264e27" style:font-name-asian="Times New Roman1" style:font-size-asian="13pt" style:language-asian="it" style:country-asian="IT" style:font-style-asian="normal" style:font-weight-asian="bold" style:font-name-complex="Courier New" style:font-size-complex="13pt" style:font-style-complex="normal" style:font-weight-complex="bold"/>
    </style:style>
    <style:style style:name="T6" style:family="text">
      <style:text-properties fo:color="#000000" style:font-name="AR BERKLEY" fo:font-size="10pt" style:font-name-asian="Times New Roman1" style:font-size-asian="10pt" style:language-asian="it" style:country-asian="I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eteoDataTrentino</text:span><text:span text:style-name="T5"> : </text:span></text:p>
      <text:p text:style-name="P1"><text:span text:style-name="T6"><text:s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venir Next Condensed" svg:font-family="'Avenir Next Condensed'" style:font-pitch="variable"/>
    <style:font-face style:name="KacstArt" svg:font-family="KacstArt" style:font-pitch="variable"/>
    <style:font-face style:name="AR BERKLEY" svg:font-family="'AR BERKLEY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Footer" style:family="paragraph" style:parent-style-name="Standard" style:class="extra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llustration" style:family="paragraph" style:parent-style-name="Caption" style:class="extra"/>
    <style:style style:name="Horizontal_20_Line" style:display-name="Horizontal Line" style:family="paragraph" style:parent-style-name="Standard" style:class="html">
      <style:paragraph-properties fo:margin-left="0.7402in" fo:margin-right="0in" fo:text-indent="0in" style:auto-text-indent="fals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0pt" style:font-size-asian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Avenir Next Condensed" svg:font-family="'Avenir Next Condensed'" style:font-pitch="variable"/>
    <style:font-face style:name="KacstArt" svg:font-family="KacstArt" style:font-pitch="variable"/>
    <style:font-face style:name="AR BERKLEY" svg:font-family="'AR BERKLEY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orizontal_20_Line">
      <style:paragraph-properties fo:margin-left="0in" fo:margin-right="0in" fo:text-align="start" style:justify-single-word="false" fo:text-indent="0in" style:auto-text-indent="false"/>
      <style:text-properties fo:font-size="12pt" officeooo:paragraph-rsid="00052adf" style:font-size-asian="12pt" style:font-size-complex="12pt"/>
    </style:style>
    <style:style style:name="P2" style:family="paragraph" style:parent-style-name="Horizontal_20_Line">
      <style:paragraph-properties fo:margin-left="0in" fo:margin-right="0in" fo:text-align="start" style:justify-single-word="false" fo:text-indent="0in" style:auto-text-indent="false"/>
      <style:text-properties fo:color="#003300" fo:font-size="15pt" style:text-underline-style="solid" style:text-underline-width="auto" style:text-underline-color="font-color" fo:font-weight="bold" officeooo:paragraph-rsid="00052adf" style:font-size-asian="15pt" style:font-weight-asian="bold" style:font-size-complex="15pt" style:font-weight-complex="bold"/>
    </style:style>
    <style:style style:name="P3" style:family="paragraph" style:parent-style-name="Horizontal_20_Line">
      <style:paragraph-properties fo:margin-left="0in" fo:margin-right="0in" fo:text-align="start" style:justify-single-word="false" fo:text-indent="0in" style:auto-text-indent="false"/>
      <style:text-properties fo:color="#003300" fo:font-size="15pt" style:text-underline-style="solid" style:text-underline-width="auto" style:text-underline-color="font-color" fo:font-weight="bold" officeooo:rsid="000a31ce" officeooo:paragraph-rsid="000a31ce" style:font-size-asian="15pt" style:font-weight-asian="bold" style:font-size-complex="15pt" style:font-weight-complex="bold"/>
    </style:style>
    <style:style style:name="P4" style:family="paragraph" style:parent-style-name="Horizontal_20_Line">
      <style:paragraph-properties fo:margin-left="0in" fo:margin-right="0in" fo:text-align="start" style:justify-single-word="false" fo:text-indent="0in" style:auto-text-indent="false"/>
      <style:text-properties fo:color="#000000" style:font-name="Arial" fo:font-size="14pt" fo:font-style="italic" style:text-underline-style="none" fo:font-weight="bold" officeooo:rsid="000a31ce" officeooo:paragraph-rsid="000a31ce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0066cc" style:font-name="Avenir Next Condensed" fo:font-size="18pt" fo:font-style="normal" fo:font-weight="bold" officeooo:rsid="00052adf" style:font-size-asian="18pt" style:language-asian="it" style:country-asian="I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66ff" style:font-name="KacstArt" fo:font-size="18pt" fo:font-style="normal" fo:font-weight="bold" style:font-size-asian="18pt" style:language-asian="it" style:country-asian="I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font-name="Arial" fo:font-size="14pt" fo:font-style="italic" style:text-underline-style="none" style:font-name-asian="Times New Roman1" style:font-size-asian="14pt" style:language-asian="it" style:country-asian="IT" style:font-style-asian="italic" style:font-name-complex="Courier New" style:font-size-complex="14pt" style:font-style-complex="italic"/>
    </style:style>
    <style:style style:name="T4" style:family="text">
      <style:text-properties style:font-name="AR BERKLEY" style:font-name-asian="Times New Roman1" style:language-asian="it" style:country-asian="IT" style:font-name-complex="Courier New"/>
    </style:style>
    <style:style style:name="T5" style:family="text">
      <style:text-properties style:font-name="AR BERKLEY" officeooo:rsid="00052adf" style:font-name-asian="Times New Roman1" style:language-asian="it" style:country-asian="IT" style:font-name-complex="Courier New"/>
    </style:style>
    <style:style style:name="T6" style:family="text">
      <style:text-properties style:font-name="AR BERKLEY" officeooo:rsid="00264e27" style:font-name-asian="Times New Roman1" style:language-asian="it" style:country-asian="IT" style:font-name-complex="Courier New"/>
    </style:style>
    <style:style style:name="T7" style:family="text">
      <style:text-properties style:font-name-asian="Times New Roman1" style:language-asian="it" style:country-asian="IT" style:font-name-complex="Courier New"/>
    </style:style>
    <style:style style:name="T8" style:family="text">
      <style:text-properties officeooo:rsid="00264e27" style:font-name-asian="Times New Roman1" style:language-asian="it" style:country-asian="IT" style:font-name-complex="Courier New"/>
    </style:style>
    <style:style style:name="T9" style:family="text">
      <style:text-properties style:font-name="Courier" style:font-name-asian="Times New Roman1" style:language-asian="it" style:country-asian="IT" style:font-name-complex="Courier New"/>
    </style:style>
    <style:style style:name="T10" style:family="text">
      <style:text-properties style:font-name="Courier" style:text-underline-style="none" style:font-name-asian="Times New Roman1" style:language-asian="it" style:country-asian="IT" style:font-name-complex="Courier New"/>
    </style:style>
    <style:style style:name="T11" style:family="text">
      <style:text-properties style:font-name="Courier" fo:font-size="13pt" style:text-underline-style="none" style:font-name-asian="Times New Roman1" style:font-size-asian="13pt" style:language-asian="it" style:country-asian="IT" style:font-name-complex="Courier New" style:font-size-complex="13pt"/>
    </style:style>
    <style:style style:name="T12" style:family="text">
      <style:text-properties style:font-name="Courier" fo:font-size="14pt" style:text-underline-style="none" style:font-name-asian="Times New Roman1" style:font-size-asian="14pt" style:language-asian="it" style:country-asian="IT" style:font-name-complex="Courier New" style:font-size-complex="14pt"/>
    </style:style>
    <style:style style:name="T13" style:family="text">
      <style:text-properties fo:font-size="14pt" style:text-underline-style="none" style:font-name-asian="Times New Roman1" style:font-size-asian="14pt" style:language-asian="it" style:country-asian="IT" style:font-name-complex="Courier New" style:font-size-complex="14pt"/>
    </style:style>
    <style:style style:name="T14" style:family="text">
      <style:text-properties style:font-name="Arial" fo:font-size="14pt" style:text-underline-style="none" style:font-name-asian="Times New Roman1" style:font-size-asian="14pt" style:language-asian="it" style:country-asian="IT" style:font-name-complex="Courier New" style:font-size-complex="14pt"/>
    </style:style>
    <style:style style:name="T15" style:family="text">
      <style:text-properties style:font-name="Arial" fo:font-size="14pt" fo:font-style="italic" style:text-underline-style="none" style:font-name-asian="Times New Roman1" style:font-size-asian="14pt" style:language-asian="it" style:country-asian="IT" style:font-style-asian="italic" style:font-name-complex="Courier New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teoDataTrentino </text:span><text:span text:style-name="T2"><text:s/></text:span></text:p>
      <text:p text:style-name="P2"><text:span text:style-name="T5">http://ecor.github.io/MeteoDataTrentino/</text:span><text:span text:style-name="T6"> </text:span></text:p>
      <text:p text:style-name="P4"><text:span text:style-name="T7">R package per importare i dati meteorologici delle stazioni a terra di MeteoTrentino in tempo reale. Il pacchetto legge i file XML del portale OpenData ed organizza i dati meteo in oggetti SMET scrivibili <text:s/>su file in formato ini SMET. </text:span></text:p>
      <text:p text:style-name="P3"><text:span text:style-name="T3">Autore: Ing. Emanuele Cordano (</text:span><text:a xlink:type="simple" xlink:href="http://www.rendena100.eu/">www.rendena100.eu</text:a><text:span text:style-name="T3">)</text:span></text:p>
      <text:p text:style-name="P4"><text:span text:style-name="T7">Licenza: GPL 3 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" svg:font-family="Courier" style:font-family-generic="modern" style:font-pitch="fixed"/>
    <style:font-face style:name="Avenir Next Condensed" svg:font-family="'Avenir Next Condensed'" style:font-pitch="variable"/>
    <style:font-face style:name="KacstArt" svg:font-family="KacstArt" style:font-pitch="variable"/>
    <style:font-face style:name="AR BERKLEY" svg:font-family="'AR BERKLEY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Footer" style:family="paragraph" style:parent-style-name="Standard" style:class="extra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llustration" style:family="paragraph" style:parent-style-name="Caption" style:class="extra"/>
    <style:style style:name="Horizontal_20_Line" style:display-name="Horizontal Line" style:family="paragraph" style:parent-style-name="Standard" style:class="html">
      <style:paragraph-properties fo:margin-left="0.7402in" fo:margin-right="0in" fo:text-indent="0in" style:auto-text-indent="false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0pt" style:font-size-asian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